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49398" calcext:value-type="float">
            <text:p>0.000493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52901" calcext:value-type="float">
            <text:p>0.000529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56675" calcext:value-type="float">
            <text:p>0.000566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60742" calcext:value-type="float">
            <text:p>0.000607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65126" calcext:value-type="float">
            <text:p>0.000651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69854" calcext:value-type="float">
            <text:p>0.000698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74955" calcext:value-type="float">
            <text:p>0.000749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80459" calcext:value-type="float">
            <text:p>0.000804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86402" calcext:value-type="float">
            <text:p>0.000864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9282" calcext:value-type="float">
            <text:p>0.00092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99753" calcext:value-type="float">
            <text:p>0.000997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07247" calcext:value-type="float">
            <text:p>0.001072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15348" calcext:value-type="float">
            <text:p>0.001153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2411" calcext:value-type="float">
            <text:p>0.00124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3359" calcext:value-type="float">
            <text:p>0.00133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43849" calcext:value-type="float">
            <text:p>0.001438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54957" calcext:value-type="float">
            <text:p>0.001549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66987" calcext:value-type="float">
            <text:p>0.001669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8002" calcext:value-type="float">
            <text:p>0.0018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94146" calcext:value-type="float">
            <text:p>0.001941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20946" calcext:value-type="float">
            <text:p>0.00209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226069" calcext:value-type="float">
            <text:p>0.002260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244088" calcext:value-type="float">
            <text:p>0.002440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263644" calcext:value-type="float">
            <text:p>0.002636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84873" calcext:value-type="float">
            <text:p>0.002848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07928" calcext:value-type="float">
            <text:p>0.003079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32972" calcext:value-type="float">
            <text:p>0.003329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60188" calcext:value-type="float">
            <text:p>0.003601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9771" calcext:value-type="float">
            <text:p>0.003897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21937" calcext:value-type="float">
            <text:p>0.004219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456924" calcext:value-type="float">
            <text:p>0.004569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494988" calcext:value-type="float">
            <text:p>0.004949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536414" calcext:value-type="float">
            <text:p>0.005364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58151" calcext:value-type="float">
            <text:p>0.00581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630615" calcext:value-type="float">
            <text:p>0.006306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684099" calcext:value-type="float">
            <text:p>0.006840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742367" calcext:value-type="float">
            <text:p>0.007423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805865" calcext:value-type="float">
            <text:p>0.008058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875075" calcext:value-type="float">
            <text:p>0.008750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95053" calcext:value-type="float">
            <text:p>0.00950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03281" calcext:value-type="float">
            <text:p>0.01032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122549" calcext:value-type="float">
            <text:p>0.011225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220442" calcext:value-type="float">
            <text:p>0.012204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327246" calcext:value-type="float">
            <text:p>0.013272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443791" calcext:value-type="float">
            <text:p>0.014437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570981" calcext:value-type="float">
            <text:p>0.015709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709802" calcext:value-type="float">
            <text:p>0.017098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861332" calcext:value-type="float">
            <text:p>0.018613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026743" calcext:value-type="float">
            <text:p>0.020267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207314" calcext:value-type="float">
            <text:p>0.022073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404434" calcext:value-type="float">
            <text:p>0.024044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619614" calcext:value-type="float">
            <text:p>0.026196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854496" calcext:value-type="float">
            <text:p>0.028544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110856" calcext:value-type="float">
            <text:p>0.031108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390622" calcext:value-type="float">
            <text:p>0.033906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695872" calcext:value-type="float">
            <text:p>0.036958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028853" calcext:value-type="float">
            <text:p>0.040288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391978" calcext:value-type="float">
            <text:p>0.043919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787843" calcext:value-type="float">
            <text:p>0.047878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219223" calcext:value-type="float">
            <text:p>0.052192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5689084" calcext:value-type="float">
            <text:p>0.056890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6200577" calcext:value-type="float">
            <text:p>0.062005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757042" calcext:value-type="float">
            <text:p>0.067570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362" calcext:value-type="float">
            <text:p>0.073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019146" calcext:value-type="float">
            <text:p>0.080191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732329" calcext:value-type="float">
            <text:p>0.087323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9505537" calcext:value-type="float">
            <text:p>0.095055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0342865" calcext:value-type="float">
            <text:p>0.103428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248477" calcext:value-type="float">
            <text:p>0.112484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226565" calcext:value-type="float">
            <text:p>0.122265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3281286" calcext:value-type="float">
            <text:p>0.132812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44167" calcext:value-type="float">
            <text:p>0.1441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5636686" calcext:value-type="float">
            <text:p>0.156366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6944853" calcext:value-type="float">
            <text:p>0.169448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8344441" calcext:value-type="float">
            <text:p>0.183444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98382" calcext:value-type="float">
            <text:p>0.1983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1428276" calcext:value-type="float">
            <text:p>0.214282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3116079" calcext:value-type="float">
            <text:p>0.231160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4902154" calcext:value-type="float">
            <text:p>0.249021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786053" calcext:value-type="float">
            <text:p>0.267860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8766213" calcext:value-type="float">
            <text:p>0.287662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0839852" calcext:value-type="float">
            <text:p>0.308398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3002878" calcext:value-type="float">
            <text:p>0.330028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5249836" calcext:value-type="float">
            <text:p>0.352498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573883" calcext:value-type="float">
            <text:p>0.375738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9966801" calcext:value-type="float">
            <text:p>0.399668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2419062" calcext:value-type="float">
            <text:p>0.424190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4919932" calcext:value-type="float">
            <text:p>0.449199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7457632" calcext:value-type="float">
            <text:p>0.474576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001953" calcext:value-type="float">
            <text:p>0.50019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2592378" calcext:value-type="float">
            <text:p>0.525923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7:02:30.468000000</dc:date>
    <meta:editing-duration>PT3M</meta:editing-duration>
    <meta:editing-cycles>3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